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b0d0d" draw:fill-color="#d27f27" draw:textarea-horizontal-align="justify" draw:textarea-vertical-align="middle" draw:auto-grow-height="false" fo:min-height="5.575cm" fo:min-width="21.261cm" loext:glow-radius="0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878cm" fo:min-width="8.39cm"/>
      <style:paragraph-properties style:writing-mode="lr-tb"/>
    </style:style>
    <style:style style:name="gr3" style:family="graphic" style:parent-style-name="objectwithoutfill">
      <style:graphic-properties draw:stroke="solid" svg:stroke-width="0.212cm" svg:stroke-color="#a21c21" draw:marker-start-width="0.517cm" draw:marker-end="Arrowheads_20_50" draw:marker-end-width="0.617cm" draw:fill="none" draw:textarea-vertical-align="middle" fo:padding-top="0.23cm" fo:padding-bottom="0.23cm" fo:padding-left="0.355cm" fo:padding-right="0.355cm"/>
      <style:paragraph-properties style:writing-mode="lr-tb"/>
    </style:style>
    <style:style style:name="gr4" style:family="graphic" style:parent-style-name="objectwithoutfill">
      <style:graphic-properties svg:stroke-width="0.212cm" svg:stroke-color="#d27f27" draw:marker-start-width="0.517cm" draw:marker-end="Arrowheads_20_50" draw:marker-end-width="0.617cm" draw:fill="none" draw:textarea-vertical-align="middle" fo:padding-top="0.23cm" fo:padding-bottom="0.23cm" fo:padding-left="0.355cm" fo:padding-right="0.355cm"/>
    </style:style>
    <style:style style:name="gr5" style:family="graphic" style:parent-style-name="objectwithoutfill">
      <style:graphic-properties svg:stroke-width="0.212cm" svg:stroke-color="#034a37" draw:marker-start-width="0.517cm" draw:marker-end="Arrowheads_20_50" draw:marker-end-width="0.617cm" draw:fill="none" draw:textarea-vertical-align="top" fo:padding-top="0.23cm" fo:padding-bottom="0.23cm" fo:padding-left="0.355cm" fo:padding-right="0.355cm"/>
      <style:paragraph-properties style:writing-mode="lr-tb"/>
    </style:style>
    <style:style style:name="gr6" style:family="graphic" style:parent-style-name="standard">
      <style:graphic-properties svg:stroke-width="0.081cm" svg:stroke-color="#c78832" draw:marker-start-width="0.321cm" draw:marker-end-width="0.321cm" draw:fill-color="#ade9fc" draw:textarea-horizontal-align="justify" draw:textarea-vertical-align="middle" draw:auto-grow-height="false" fo:min-height="5.385cm" fo:min-width="34.345cm" fo:padding-top="0.165cm" fo:padding-bottom="0.165cm" fo:padding-left="0.29cm" fo:padding-right="0.29cm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12.45cm" fo:min-width="33.155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12.45cm" fo:min-width="33.155cm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6.75cm" fo:min-width="19.5cm"/>
      <style:paragraph-properties style:writing-mode="lr-tb"/>
    </style:style>
    <style:style style:name="gr10" style:family="graphic" style:parent-style-name="standard" style:list-style-name="L3">
      <style:graphic-properties draw:textarea-horizontal-align="justify" draw:textarea-vertical-align="middle" draw:auto-grow-height="false" fo:min-height="6.75cm" fo:min-width="19.5cm"/>
      <style:paragraph-properties style:writing-mode="lr-tb"/>
    </style:style>
    <style:style style:name="gr11" style:family="graphic" style:parent-style-name="standard" style:list-style-name="L4">
      <style:graphic-properties draw:opacity="70%" draw:textarea-horizontal-align="justify" draw:textarea-vertical-align="middle" draw:auto-grow-height="false" fo:min-height="6.75cm" fo:min-width="19.5cm"/>
      <style:paragraph-properties style:writing-mode="lr-tb"/>
    </style:style>
    <style:style style:name="gr12" style:family="graphic" style:parent-style-name="standard" style:list-style-name="L5">
      <style:graphic-properties draw:textarea-horizontal-align="justify" draw:textarea-vertical-align="middle" draw:auto-grow-height="false" fo:min-height="6.75cm" fo:min-width="19.5cm"/>
      <style:paragraph-properties style:writing-mode="lr-tb"/>
    </style:style>
    <style:style style:name="gr13" style:family="graphic" style:parent-style-name="standard" style:list-style-name="L6">
      <style:graphic-properties draw:textarea-horizontal-align="justify" draw:textarea-vertical-align="middle" draw:auto-grow-height="false" fo:min-height="6.75cm" fo:min-width="19.5cm"/>
      <style:paragraph-properties style:writing-mode="lr-tb"/>
    </style:style>
    <style:style style:name="gr14" style:family="graphic" style:parent-style-name="standard" style:list-style-name="L2">
      <style:graphic-properties draw:textarea-horizontal-align="justify" draw:textarea-vertical-align="middle" draw:auto-grow-height="false" fo:min-height="5.465cm" fo:min-width="20.137cm"/>
      <style:paragraph-properties style:writing-mode="lr-tb"/>
    </style:style>
    <style:style style:name="gr15" style:family="graphic" style:parent-style-name="standard">
      <style:graphic-properties svg:stroke-width="0.081cm" svg:stroke-color="#f60707" draw:marker-start-width="0.321cm" draw:marker-end-width="0.321cm" draw:fill-color="#e2d992" draw:textarea-horizontal-align="justify" draw:textarea-vertical-align="middle" draw:auto-grow-height="false" fo:min-height="4.91cm" fo:min-width="15.772cm" fo:padding-top="0.165cm" fo:padding-bottom="0.165cm" fo:padding-left="0.29cm" fo:padding-right="0.29cm"/>
      <style:paragraph-properties style:writing-mode="lr-tb"/>
    </style:style>
    <style:style style:name="P1" style:family="paragraph">
      <style:paragraph-properties fo:text-align="center" style:writing-mode="lr-tb"/>
      <style:text-properties fo:font-size="40pt" fo:font-weight="bold" style:font-size-asian="12pt" style:font-weight-asian="bold" style:font-size-complex="12pt" style:font-weight-complex="bold"/>
    </style:style>
    <style:style style:name="P2" style:family="paragraph">
      <loext:graphic-properties draw:fill-color="#d27f27"/>
      <style:paragraph-properties fo:text-align="center" style:writing-mode="lr-tb"/>
      <style:text-properties fo:font-size="40pt" fo:font-weight="bold" style:font-size-asian="12pt" style:font-weight-asian="bold" style:font-size-complex="12pt" style:font-weight-complex="bold"/>
    </style:style>
    <style:style style:name="P3" style:family="paragraph">
      <style:paragraph-properties fo:text-align="center" style:writing-mode="lr-tb"/>
      <style:text-properties fo:font-size="40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color="#a21c21" loext:opacity="100%"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/>
      <style:paragraph-properties fo:text-align="center"/>
      <style:text-properties fo:font-size="40pt"/>
    </style:style>
    <style:style style:name="P7" style:family="paragraph">
      <loext:graphic-properties draw:fill="none"/>
      <style:paragraph-properties fo:text-align="center" style:writing-mode="lr-tb"/>
      <style:text-properties fo:color="#034a37" loext:opacity="100%" fo:font-size="40pt" fo:font-weight="bold" style:font-size-asian="40pt" style:font-size-complex="40pt"/>
    </style:style>
    <style:style style:name="P8" style:family="paragraph">
      <style:paragraph-properties fo:text-align="center" style:writing-mode="lr-tb"/>
      <style:text-properties fo:font-size="40pt" style:font-size-asian="40pt" style:font-size-complex="40pt"/>
    </style:style>
    <style:style style:name="P9" style:family="paragraph">
      <loext:graphic-properties draw:fill-color="#ade9fc"/>
      <style:paragraph-properties fo:text-align="center" style:writing-mode="lr-tb"/>
      <style:text-properties fo:font-size="40pt" style:font-size-asian="40pt" style:font-size-complex="40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12pt" style:font-size-complex="12pt" fo:hyphenate="false" loext:hyphenation-no-caps="false"/>
    </style:style>
    <style:style style:name="P11" style:family="paragraph">
      <loext:graphic-properties draw:opacity="70%"/>
      <style:paragraph-properties fo:margin-left="0cm" fo:margin-right="0cm" fo:margin-top="0cm" fo:margin-bottom="0cm" fo:line-height="100%" fo:text-align="center" fo:text-indent="0cm" style:writing-mode="lr-tb"/>
      <style:text-properties fo:font-size="40pt" style:font-size-asian="12pt" style:font-size-complex="12pt" fo:hyphenate="false" loext:hyphenation-no-caps="false"/>
    </style:style>
    <style:style style:name="P12" style:family="paragraph">
      <style:paragraph-properties fo:text-align="center" style:writing-mode="lr-tb"/>
      <style:text-properties fo:font-size="40pt"/>
    </style:style>
    <style:style style:name="P13" style:family="paragraph">
      <loext:graphic-properties draw:fill-color="#e2d992"/>
      <style:paragraph-properties fo:text-align="center" style:writing-mode="lr-tb"/>
      <style:text-properties fo:font-size="40pt"/>
    </style:style>
    <style:style style:name="T1" style:family="text">
      <style:text-properties fo:color="#2b0d0d" loext:opacity="100%" fo:font-size="40pt" fo:font-weight="bold" style:font-size-asian="12pt" style:font-weight-asian="bold" style:font-size-complex="12pt" style:font-weight-complex="bold"/>
    </style:style>
    <style:style style:name="T2" style:family="text">
      <style:text-properties fo:font-size="4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font-size="40pt" style:font-size-asian="12pt" style:font-size-complex="12pt"/>
    </style:style>
    <style:style style:name="T4" style:family="text">
      <style:text-properties fo:color="#a21c21" loext:opacity="100%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034a37" loext:opacity="100%" fo:font-size="40pt" fo:font-weight="bold" style:font-size-asian="40pt" style:font-size-complex="40pt"/>
    </style:style>
    <style:style style:name="T6" style:family="text">
      <style:text-properties fo:color="#c9211e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font-size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 text:start-value="4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 text:start-value="2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." style:num-format="1" text:start-value="3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." style:num-format="1" text:start-value="5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24.129cm" svg:height="8.255cm" svg:x="77.828cm" svg:y="10.842cm">
          <text:p text:style-name="P1"><text:span text:style-name="T1">Start</text:span></text:p>
          <text:p text:style-name="P1"><text:span text:style-name="T2">The base template has been setup</text:span></text:p>
          <draw:enhanced-geometry svg:viewBox="0 0 21600 21600" draw:mirror-horizontal="tru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3" xml:id="id1" draw:id="id1" draw:layer="layout" svg:width="17.78cm" svg:height="8.254cm" svg:x="81.01cm" svg:y="25.13cm">
          <text:p text:style-name="P3"><text:span text:style-name="T3">Check if spreadsheet exists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5" draw:layer="layout" svg:x1="98.79cm" svg:y1="29.257cm" svg:x2="129.27cm" svg:y2="18.145cm" draw:start-shape="id1" draw:start-glue-point="7" draw:end-shape="id2" draw:end-glue-point="6" svg:d="M98790 29257h30480v-11112" svg:viewBox="0 0 30481 11113">
          <text:p text:style-name="P4"><text:span text:style-name="T4">No</text:span></text:p>
        </draw:connector>
        <draw:connector draw:style-name="gr4" draw:text-style-name="P6" draw:layer="layout" svg:x1="89.894cm" svg:y1="19.097cm" svg:x2="89.9cm" svg:y2="25.13cm" draw:start-shape="id3" draw:start-glue-point="6" draw:end-shape="id1" draw:end-glue-point="4" svg:d="M89894 19097v3017h6v3016" svg:viewBox="0 0 7 6034">
          <text:p/>
        </draw:connector>
        <draw:connector draw:style-name="gr5" draw:text-style-name="P7" draw:layer="layout" svg:x1="81.01cm" svg:y1="29.257cm" svg:x2="60.055cm" svg:y2="14.97cm" draw:start-shape="id1" draw:start-glue-point="5" draw:end-shape="id4" draw:end-glue-point="7" svg:d="M81010 29257h-10477v-14287h-10478" svg:viewBox="0 0 20956 14288">
          <text:p text:style-name="P4"><text:span text:style-name="T5">Yes</text:span></text:p>
        </draw:connector>
        <draw:custom-shape draw:style-name="gr6" draw:text-style-name="P9" xml:id="id2" draw:id="id2" draw:layer="layout" svg:width="34.925cm" svg:height="5.715cm" svg:x="111.807cm" svg:y="12.43cm">
          <text:p text:style-name="P8"><text:span text:style-name="T6">Print statement</text:span></text:p>
          <text:p text:style-name="P8"><text:span text:style-name="T7">Please, enter an option from one of the following options bel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xml:id="id4" draw:id="id4" draw:layer="layout" svg:width="33.655cm" svg:height="12.7cm" svg:x="26.4cm" svg:y="8.62cm">
          <text:list text:style-name="L2">
            <text:list-item>
              <text:p text:style-name="P10"><text:span text:style-name="T3">Duplicate the template spreadsheet with current year</text:span></text:p>
            </text:list-item>
            <text:list-item>
              <text:p text:style-name="P10"><text:span text:style-name="T3">Coping all data needed from data worksheet</text:span></text:p>
            </text:list-item>
            <text:list-item>
              <text:p text:style-name="P10"><text:span text:style-name="T3">Then delete data worksheet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xml:id="id6" draw:id="id6" draw:layer="layout" svg:width="33.655cm" svg:height="12.7cm" svg:x="86.407cm" svg:y="38.465cm">
          <text:list text:style-name="L2">
            <text:list-item>
              <text:p text:style-name="P10"><text:span text:style-name="T3">Salary</text:span></text:p>
            </text:list-item>
            <text:list-item>
              <text:p text:style-name="P10"><text:span text:style-name="T3">Daily spending</text:span></text:p>
            </text:list-item>
            <text:list-item>
              <text:p text:style-name="P10"><text:span text:style-name="T3">Transfer between accounts</text:span></text:p>
            </text:list-item>
            <text:list-item>
              <text:p text:style-name="P10"><text:span text:style-name="T3">Loan, Credit card or Debit order</text:span></text:p>
            </text:list-item>
            <text:list-item>
              <text:p text:style-name="P10"><text:span text:style-name="T3">Interest or bank charges from accounts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43.228cm" svg:y1="8.62cm" svg:x2="129.27cm" svg:y2="12.43cm" draw:start-shape="id4" draw:start-glue-point="4" draw:end-shape="id2" draw:end-glue-point="4" svg:d="M43228 8620v-501h86042v4311" svg:viewBox="0 0 86043 4312">
          <text:p/>
        </draw:connector>
        <draw:connector draw:style-name="gr4" draw:text-style-name="P6" draw:layer="layout" svg:x1="146.732cm" svg:y1="15.287cm" svg:x2="158.004cm" svg:y2="27.352cm" draw:start-shape="id2" draw:start-glue-point="7" draw:end-shape="id5" draw:end-glue-point="4" svg:d="M146732 15287h11272v12065" svg:viewBox="0 0 11273 12066">
          <text:p/>
        </draw:connector>
        <draw:custom-shape draw:style-name="gr9" draw:text-style-name="P10" xml:id="id8" draw:id="id8" draw:layer="layout" svg:width="20cm" svg:height="7cm" svg:x="18.465cm" svg:y="73.692cm">
          <text:list text:style-name="L2">
            <text:list-header>
              <text:p text:style-name="P10"><text:span text:style-name="T3">1. Salary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10" xml:id="id11" draw:id="id11" draw:layer="layout" svg:width="20cm" svg:height="7cm" svg:x="140.702cm" svg:y="77.2cm">
          <text:list text:style-name="L3">
            <text:list-item>
              <text:p text:style-name="P10"><text:span text:style-name="T3"><text:s/></text:span><text:span text:style-name="T3">Loan, Credit card or Debit order</text:span></text:p>
            </text:list-item>
          </text:list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1" xml:id="id9" draw:id="id9" draw:layer="layout" svg:width="20cm" svg:height="7cm" svg:x="59.74cm" svg:y="83.852cm">
          <text:list text:style-name="L4">
            <text:list-item>
              <text:p text:style-name="P10"><text:span text:style-name="T3"><text:s/></text:span><text:span text:style-name="T3">Daily spending</text:span></text:p>
            </text:list-item>
          </text:list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0" xml:id="id10" draw:id="id10" draw:layer="layout" svg:width="20cm" svg:height="7cm" svg:x="98.79cm" svg:y="80.677cm">
          <text:list text:style-name="L5">
            <text:list-item>
              <text:p text:style-name="P10"><text:span text:style-name="T3"><text:s/></text:span><text:span text:style-name="T3">Transfer between accounts</text:span></text:p>
            </text:list-item>
          </text:list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3" draw:text-style-name="P10" xml:id="id12" draw:id="id12" draw:layer="layout" svg:width="20cm" svg:height="7cm" svg:x="174.675cm" svg:y="72.12cm">
          <text:list text:style-name="L6">
            <text:list-item>
              <text:p text:style-name="P10"><text:span text:style-name="T3"><text:s/></text:span><text:span text:style-name="T3">Interest or bank charges from accounts</text:span></text:p>
            </text:list-item>
          </text:list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0" xml:id="id5" draw:id="id5" draw:layer="layout" svg:width="20.637cm" svg:height="5.715cm" svg:x="147.685cm" svg:y="27.352cm">
          <text:list text:style-name="L2">
            <text:list-header>
              <text:p text:style-name="P10"><text:span text:style-name="T3">Fetches all initial data from spreadsheet</text:span></text:p>
            </text:list-header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6" draw:layer="layout" svg:x1="158.004cm" svg:y1="33.067cm" svg:x2="103.235cm" svg:y2="38.465cm" draw:start-shape="id5" draw:start-glue-point="6" draw:end-shape="id6" draw:end-glue-point="4" svg:d="M158004 33067v2699h-54769v2699" svg:viewBox="0 0 54770 5399">
          <text:p/>
        </draw:connector>
        <draw:custom-shape draw:style-name="gr15" draw:text-style-name="P13" xml:id="id7" draw:id="id7" draw:layer="layout" svg:width="32.702cm" svg:height="10.478cm" svg:x="94.662cm" svg:y="56.245cm">
          <text:p text:style-name="P12"><text:span text:style-name="T8">Validation:</text:span></text:p>
          <text:list text:style-name="L7">
            <text:list-item>
              <text:p text:style-name="P12"><text:span text:style-name="T8">Check if number</text:span></text:p>
            </text:list-item>
            <text:list-item>
              <text:p text:style-name="P12"><text:span text:style-name="T8">Check if option between 1 - 5</text:span></text:p>
            </text:list-item>
          </text:list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7" draw:layer="layout" svg:x1="94.662cm" svg:y1="61.484cm" svg:x2="28.465cm" svg:y2="73.692cm" draw:start-shape="id7" draw:start-glue-point="5" draw:end-shape="id8" draw:end-glue-point="4" svg:d="M94662 61484h-66197v12208" svg:viewBox="0 0 66198 12209">
          <text:p text:style-name="P4"><text:span text:style-name="T5">Pass</text:span></text:p>
        </draw:connector>
        <draw:connector draw:style-name="gr4" draw:text-style-name="P6" draw:layer="layout" svg:x1="103.235cm" svg:y1="51.165cm" svg:x2="111.013cm" svg:y2="56.245cm" draw:start-shape="id6" draw:start-glue-point="6" draw:end-shape="id7" draw:end-glue-point="4" svg:d="M103235 51165v2521h7778v2559" svg:viewBox="0 0 7779 5081">
          <text:p/>
        </draw:connector>
        <draw:connector draw:style-name="gr5" draw:text-style-name="P7" draw:layer="layout" svg:x1="94.662cm" svg:y1="61.484cm" svg:x2="69.74cm" svg:y2="83.852cm" draw:start-shape="id7" draw:start-glue-point="5" draw:end-shape="id9" draw:end-glue-point="4" svg:d="M94662 61484h-24922v22368" svg:viewBox="0 0 24923 22369">
          <text:p text:style-name="P4"><text:span text:style-name="T5">Pass</text:span></text:p>
        </draw:connector>
        <draw:connector draw:style-name="gr5" draw:text-style-name="P7" draw:layer="layout" svg:x1="111.013cm" svg:y1="66.723cm" svg:x2="108.79cm" svg:y2="80.677cm" draw:start-shape="id7" draw:start-glue-point="6" draw:end-shape="id10" draw:end-glue-point="4" svg:d="M111013 66723v6998h-2223v6956" svg:viewBox="0 0 2224 13955">
          <text:p text:style-name="P4"><text:span text:style-name="T5">Pass</text:span></text:p>
        </draw:connector>
        <draw:connector draw:style-name="gr5" draw:text-style-name="P7" draw:layer="layout" svg:x1="111.013cm" svg:y1="66.723cm" svg:x2="150.702cm" svg:y2="77.2cm" draw:start-shape="id7" draw:start-glue-point="6" draw:end-shape="id11" draw:end-glue-point="4" svg:d="M111013 66723v5259h39689v5218" svg:viewBox="0 0 39690 10478">
          <text:p text:style-name="P4"><text:span text:style-name="T5">Pass</text:span></text:p>
        </draw:connector>
        <draw:connector draw:style-name="gr5" draw:text-style-name="P7" draw:layer="layout" svg:x1="111.013cm" svg:y1="66.723cm" svg:x2="184.675cm" svg:y2="72.12cm" draw:start-shape="id7" draw:start-glue-point="6" draw:end-shape="id12" draw:end-glue-point="4" svg:d="M111013 66723v2719h73662v2678" svg:viewBox="0 0 73663 5398">
          <text:p text:style-name="P4"><text:span text:style-name="T5">Pass</text:span></text:p>
        </draw:connector>
        <draw:connector draw:style-name="gr3" draw:text-style-name="P5" draw:layer="layout" svg:x1="127.364cm" svg:y1="61.484cm" svg:x2="120.062cm" svg:y2="44.815cm" draw:start-shape="id7" draw:start-glue-point="7" draw:end-shape="id6" draw:end-glue-point="7" svg:d="M127364 61484h542v-16669h-7844" svg:viewBox="0 0 7845 16670">
          <text:p text:style-name="P4"><text:span text:style-name="T4">Fail</text:span></text:p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50" draw:display-name="Arrowheads 50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0cm" fo:page-height="20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06T11:54:49.154449160</meta:creation-date>
    <dc:date>2023-11-16T11:28:34.442785769</dc:date>
    <meta:editing-duration>PT7H45M57S</meta:editing-duration>
    <meta:editing-cycles>5</meta:editing-cycles>
    <meta:generator>LibreOffice/7.3.7.2$Linux_X86_64 LibreOffice_project/30$Build-2</meta:generator>
    <meta:document-statistic meta:object-count="25"/>
  </office:meta>
</office:document-meta>
</file>